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8年 10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October- 2009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499170" calcext:value-type="float">
            <text:p><text:s/>499,170 </text:p>
          </table:table-cell>
          <table:table-cell table:style-name="ce30" office:value-type="float" office:value="1777" calcext:value-type="float">
            <text:p><text:s/>1,777 </text:p>
          </table:table-cell>
          <table:table-cell table:style-name="ce30" office:value-type="float" office:value="26324" calcext:value-type="float">
            <text:p><text:s/>26,32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450662" calcext:value-type="float">
            <text:p><text:s/>450,66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8" calcext:value-type="float">
            <text:p><text:s/>208 </text:p>
          </table:table-cell>
          <table:table-cell table:style-name="ce30" office:value-type="float" office:value="18113" calcext:value-type="float">
            <text:p><text:s/>18,113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767" calcext:value-type="float">
            <text:p><text:s/>767 </text:p>
          </table:table-cell>
          <table:table-cell table:style-name="ce30" office:value-type="float" office:value="4865" calcext:value-type="float">
            <text:p><text:s/>4,865 </text:p>
          </table:table-cell>
          <table:table-cell table:style-name="ce30" office:value-type="float" office:value="4071" calcext:value-type="float">
            <text:p><text:s/>4,071 </text:p>
          </table:table-cell>
          <table:table-cell table:style-name="ce30" office:value-type="float" office:value="794" calcext:value-type="float">
            <text:p><text:s/>794 </text:p>
          </table:table-cell>
          <table:table-cell table:style-name="ce30" office:value-type="float" office:value="126" calcext:value-type="float">
            <text:p><text:s/>126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25658" calcext:value-type="float">
            <text:p><text:s/>325,658 </text:p>
          </table:table-cell>
          <table:table-cell table:style-name="ce30" office:value-type="float" office:value="893" calcext:value-type="float">
            <text:p><text:s/>893 </text:p>
          </table:table-cell>
          <table:table-cell table:style-name="ce30" office:value-type="float" office:value="19332" calcext:value-type="float">
            <text:p><text:s/>19,33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288826" calcext:value-type="float">
            <text:p><text:s/>288,82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4" calcext:value-type="float">
            <text:p><text:s/>94 </text:p>
          </table:table-cell>
          <table:table-cell table:style-name="ce30" office:value-type="float" office:value="14445" calcext:value-type="float">
            <text:p><text:s/>14,44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47" calcext:value-type="float">
            <text:p><text:s/>447 </text:p>
          </table:table-cell>
          <table:table-cell table:style-name="ce30" office:value-type="float" office:value="3402" calcext:value-type="float">
            <text:p><text:s/>3,402 </text:p>
          </table:table-cell>
          <table:table-cell table:style-name="ce30" office:value-type="float" office:value="3055" calcext:value-type="float">
            <text:p><text:s/>3,055 </text:p>
          </table:table-cell>
          <table:table-cell table:style-name="ce30" office:value-type="float" office:value="347" calcext:value-type="float">
            <text:p><text:s/>347 </text:p>
          </table:table-cell>
          <table:table-cell table:style-name="ce30" office:value-type="float" office:value="76" calcext:value-type="float">
            <text:p><text:s/>76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53256" calcext:value-type="float">
            <text:p><text:s/>153,256 </text:p>
          </table:table-cell>
          <table:table-cell table:style-name="ce31" office:value-type="float" office:value="409" calcext:value-type="float">
            <text:p><text:s/>40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2791" calcext:value-type="float">
            <text:p><text:s/>142,79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8394" calcext:value-type="float">
            <text:p><text:s/>8,3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86" calcext:value-type="float">
            <text:p><text:s/>286 </text:p>
          </table:table-cell>
          <table:table-cell table:style-name="ce31" office:value-type="float" office:value="2166" calcext:value-type="float">
            <text:p><text:s/>2,166 </text:p>
          </table:table-cell>
          <table:table-cell table:style-name="ce31" office:value-type="float" office:value="2071" calcext:value-type="float">
            <text:p><text:s/>2,071 </text:p>
          </table:table-cell>
          <table:table-cell table:style-name="ce31" office:value-type="float" office:value="95" calcext:value-type="float">
            <text:p><text:s/>95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345" calcext:value-type="float">
            <text:p><text:s/>2,345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95" calcext:value-type="float">
            <text:p><text:s/>5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81" calcext:value-type="float">
            <text:p><text:s/>8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8559" calcext:value-type="float">
            <text:p><text:s/>28,559 </text:p>
          </table:table-cell>
          <table:table-cell table:style-name="ce31" office:value-type="float" office:value="77" calcext:value-type="float">
            <text:p><text:s/>77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505" calcext:value-type="float">
            <text:p><text:s/>25,5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990" calcext:value-type="float">
            <text:p><text:s/>1,9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style-name="ce31" office:value-type="float" office:value="349" calcext:value-type="float">
            <text:p><text:s/>349 </text:p>
          </table:table-cell>
          <table:table-cell table:style-name="ce31" office:value-type="float" office:value="330" calcext:value-type="float">
            <text:p><text:s/>330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3947" calcext:value-type="float">
            <text:p><text:s/>3,947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29" calcext:value-type="float">
            <text:p><text:s/>2,6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89" calcext:value-type="float">
            <text:p><text:s/>18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231" calcext:value-type="float">
            <text:p><text:s/>1,231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70" calcext:value-type="float">
            <text:p><text:s/>1,1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50" calcext:value-type="float">
            <text:p><text:s/>5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6873" calcext:value-type="float">
            <text:p><text:s/>6,873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47" calcext:value-type="float">
            <text:p><text:s/>5,5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61" calcext:value-type="float">
            <text:p><text:s/>16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38" calcext:value-type="float">
            <text:p><text:s/>3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14" calcext:value-type="float">
            <text:p><text:s/>5,014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479" calcext:value-type="float">
            <text:p><text:s/>4,47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65" calcext:value-type="float">
            <text:p><text:s/>26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6" calcext:value-type="float">
            <text:p><text:s/>66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35" calcext:value-type="float">
            <text:p><text:s/>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76" calcext:value-type="float">
            <text:p><text:s/>1,67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19" calcext:value-type="float">
            <text:p><text:s/>1,5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41" calcext:value-type="float">
            <text:p><text:s/>2,0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95" calcext:value-type="float">
            <text:p><text:s/>1,6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046" calcext:value-type="float">
            <text:p><text:s/>2,046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5" calcext:value-type="float">
            <text:p><text:s/>1,58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1" calcext:value-type="float">
            <text:p><text:s/>9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642" calcext:value-type="float">
            <text:p><text:s/>642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25" calcext:value-type="float">
            <text:p><text:s/>5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1" calcext:value-type="float">
            <text:p><text:s/>10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2691" calcext:value-type="float">
            <text:p><text:s/>12,691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96" calcext:value-type="float">
            <text:p><text:s/>11,6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9" calcext:value-type="float">
            <text:p><text:s/>68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6" calcext:value-type="float">
            <text:p><text:s/>146 </text:p>
          </table:table-cell>
          <table:table-cell table:style-name="ce31" office:value-type="float" office:value="137" calcext:value-type="float">
            <text:p><text:s/>137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870" calcext:value-type="float">
            <text:p><text:s/>12,870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35" calcext:value-type="float">
            <text:p><text:s/>11,9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9" calcext:value-type="float">
            <text:p><text:s/>7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81" calcext:value-type="float">
            <text:p><text:s/>38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40" calcext:value-type="float">
            <text:p><text:s/>34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" calcext:value-type="float">
            <text:p><text:s/>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03" calcext:value-type="float">
            <text:p><text:s/>2,503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60" calcext:value-type="float">
            <text:p><text:s/>2,3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3" calcext:value-type="float">
            <text:p><text:s/>1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8" calcext:value-type="float">
            <text:p><text:s/>8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767" calcext:value-type="float">
            <text:p><text:s/>16,767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616" calcext:value-type="float">
            <text:p><text:s/>15,6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00" calcext:value-type="float">
            <text:p><text:s/>2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142" calcext:value-type="float">
            <text:p><text:s/>6,142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555" calcext:value-type="float">
            <text:p><text:s/>5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5182" calcext:value-type="float">
            <text:p><text:s/>5,18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55" calcext:value-type="float">
            <text:p><text:s/>3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59" calcext:value-type="float">
            <text:p><text:s/>59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2630" calcext:value-type="float">
            <text:p><text:s/>32,630 </text:p>
          </table:table-cell>
          <table:table-cell table:style-name="ce31" office:value-type="float" office:value="186" calcext:value-type="float">
            <text:p><text:s/>186 </text:p>
          </table:table-cell>
          <table:table-cell table:style-name="ce31" office:value-type="float" office:value="4054" calcext:value-type="float">
            <text:p><text:s/>4,05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023" calcext:value-type="float">
            <text:p><text:s/>27,0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298" calcext:value-type="float">
            <text:p><text:s/>1,29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366" calcext:value-type="float">
            <text:p><text:s/>366 </text:p>
          </table:table-cell>
          <table:table-cell table:style-name="ce31" office:value-type="float" office:value="255" calcext:value-type="float">
            <text:p><text:s/>255 </text:p>
          </table:table-cell>
          <table:table-cell table:style-name="ce31" office:value-type="float" office:value="111" calcext:value-type="float">
            <text:p><text:s/>1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22" calcext:value-type="float">
            <text:p><text:s/>15,722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8" calcext:value-type="float">
            <text:p><text:s/>12,18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314" calcext:value-type="float">
            <text:p><text:s/>18,314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446" calcext:value-type="float">
            <text:p><text:s/>14,4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234" calcext:value-type="float">
            <text:p><text:s/>23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9324" calcext:value-type="float">
            <text:p><text:s/>79,324 </text:p>
          </table:table-cell>
          <table:table-cell table:style-name="ce30" office:value-type="float" office:value="429" calcext:value-type="float">
            <text:p><text:s/>429 </text:p>
          </table:table-cell>
          <table:table-cell table:style-name="ce30" office:value-type="float" office:value="6586" calcext:value-type="float">
            <text:p><text:s/>6,58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70977" calcext:value-type="float">
            <text:p><text:s/>70,97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1345" calcext:value-type="float">
            <text:p><text:s/>1,34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44" calcext:value-type="float">
            <text:p><text:s/>244 </text:p>
          </table:table-cell>
          <table:table-cell table:style-name="ce30" office:value-type="float" office:value="576" calcext:value-type="float">
            <text:p><text:s/>576 </text:p>
          </table:table-cell>
          <table:table-cell table:style-name="ce30" office:value-type="float" office:value="416" calcext:value-type="float">
            <text:p><text:s/>416 </text:p>
          </table:table-cell>
          <table:table-cell table:style-name="ce30" office:value-type="float" office:value="160" calcext:value-type="float">
            <text:p><text:s/>160 </text:p>
          </table:table-cell>
          <table:table-cell table:style-name="ce30" office:value-type="float" office:value="49" calcext:value-type="float">
            <text:p><text:s/>49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1963" calcext:value-type="float">
            <text:p><text:s/>91,963 </text:p>
          </table:table-cell>
          <table:table-cell table:style-name="ce30" office:value-type="float" office:value="455" calcext:value-type="float">
            <text:p><text:s/>455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89103" calcext:value-type="float">
            <text:p><text:s/>89,10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2" calcext:value-type="float">
            <text:p><text:s/>92 </text:p>
          </table:table-cell>
          <table:table-cell table:style-name="ce30" office:value-type="float" office:value="2264" calcext:value-type="float">
            <text:p><text:s/>2,264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76" calcext:value-type="float">
            <text:p><text:s/>76 </text:p>
          </table:table-cell>
          <table:table-cell table:style-name="ce30" office:value-type="float" office:value="883" calcext:value-type="float">
            <text:p><text:s/>883 </text:p>
          </table:table-cell>
          <table:table-cell table:style-name="ce30" office:value-type="float" office:value="596" calcext:value-type="float">
            <text:p><text:s/>596 </text:p>
          </table:table-cell>
          <table:table-cell table:style-name="ce30" office:value-type="float" office:value="287" calcext:value-type="float">
            <text:p><text:s/>28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25" calcext:value-type="float">
            <text:p><text:s/>2,22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56" calcext:value-type="float">
            <text:p><text:s/>1,75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59" calcext:value-type="float">
            <text:p><text:s/>5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4" calcext:value-type="float">
            <text:p><text:s/>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78" calcext:value-type="float">
            <text:p><text:s/>1,77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22" calcext:value-type="float">
            <text:p><text:s/>1,7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2" calcext:value-type="float">
            <text:p><text:s/>5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7" calcext:value-type="float">
            <text:p><text:s/>4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9-12-15T10:02:32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